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style:rel-width="100%" table:align="center"/>
    </style:style>
    <style:style style:name="Tabla1.A" style:family="table-column">
      <style:table-column-properties style:column-width="0.392cm" style:rel-column-width="1513*"/>
    </style:style>
    <style:style style:name="Tabla1.B" style:family="table-column">
      <style:table-column-properties style:column-width="1.413cm" style:rel-column-width="5445*"/>
    </style:style>
    <style:style style:name="Tabla1.C" style:family="table-column">
      <style:table-column-properties style:column-width="1.889cm" style:rel-column-width="7285*"/>
    </style:style>
    <style:style style:name="Tabla1.D" style:family="table-column">
      <style:table-column-properties style:column-width="1.568cm" style:rel-column-width="6047*"/>
    </style:style>
    <style:style style:name="Tabla1.E" style:family="table-column">
      <style:table-column-properties style:column-width="1.27cm" style:rel-column-width="4893*"/>
    </style:style>
    <style:style style:name="Tabla1.F" style:family="table-column">
      <style:table-column-properties style:column-width="1.672cm" style:rel-column-width="6448*"/>
    </style:style>
    <style:style style:name="Tabla1.G" style:family="table-column">
      <style:table-column-properties style:column-width="4.512cm" style:rel-column-width="17397*"/>
    </style:style>
    <style:style style:name="Tabla1.H" style:family="table-column">
      <style:table-column-properties style:column-width="0.919cm" style:rel-column-width="3546*"/>
    </style:style>
    <style:style style:name="Tabla1.J" style:family="table-column">
      <style:table-column-properties style:column-width="0.318cm" style:rel-column-width="1221*"/>
    </style:style>
    <style:style style:name="Tabla1.L" style:family="table-column">
      <style:table-column-properties style:column-width="0.236cm" style:rel-column-width="911*"/>
    </style:style>
    <style:style style:name="Tabla1.M" style:family="table-column">
      <style:table-column-properties style:column-width="0.968cm" style:rel-column-width="3730*"/>
    </style:style>
    <style:style style:name="Tabla1.1" style:family="table-row">
      <style:table-row-properties fo:background-color="#fdf5e6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fefd5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800000" fo:font-size="7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fo:text-align="center" style:justify-single-word="false"/>
    </style:style>
    <style:style style:name="T1" style:family="text">
      <style:text-properties fo:font-size="7pt"/>
    </style:style>
    <style:style style:name="T2" style:family="text">
      <style:text-properties fo:color="#800000"/>
    </style:style>
    <style:style style:name="T3" style:family="text">
      <style:text-properties fo:color="#800000" fo:font-size="7pt"/>
    </style:style>
    <style:style style:name="fr1" style:family="graphic" style:parent-style-name="Graphics">
      <style:graphic-properties fo:margin-left="0.106cm" fo:margin-right="0.106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92N0238015 <text:s text:c="4"/>PADRON 37474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 table:number-columns-repeated="2"/>
        <table:table-column table:style-name="Tabla1.J"/>
        <table:table-column table:style-name="Tabla1.H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3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455550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2003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3.6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5.4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" text:anchor-type="as-char" svg:width="0.265cm" svg:height="0.265cm" draw:z-index="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401031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4.2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6.0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" text:anchor-type="as-char" svg:width="0.265cm" svg:height="0.265cm" draw:z-index="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346251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4.9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6.7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" text:anchor-type="as-char" svg:width="0.265cm" svg:height="0.265cm" draw:z-index="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062901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8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5.5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7.3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4" text:anchor-type="as-char" svg:width="0.265cm" svg:height="0.265cm" draw:z-index="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016315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6.1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7.9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5" text:anchor-type="as-char" svg:width="0.265cm" svg:height="0.265cm" draw:z-index="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970116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6.7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8.5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6" text:anchor-type="as-char" svg:width="0.265cm" svg:height="0.265cm" draw:z-index="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923399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2/2002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7.3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9.1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7" text:anchor-type="as-char" svg:width="0.265cm" svg:height="0.265cm" draw:z-index="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875487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12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7.9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69.7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8" text:anchor-type="as-char" svg:width="0.265cm" svg:height="0.265cm" draw:z-index="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828563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8.6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0.4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9" text:anchor-type="as-char" svg:width="0.265cm" svg:height="0.265cm" draw:z-index="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782638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9.2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1.0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0" text:anchor-type="as-char" svg:width="0.265cm" svg:height="0.265cm" draw:z-index="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736460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59.8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1.6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1" text:anchor-type="as-char" svg:width="0.265cm" svg:height="0.265cm" draw:z-index="1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690632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0.4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2.2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2" text:anchor-type="as-char" svg:width="0.265cm" svg:height="0.265cm" draw:z-index="1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0042758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2/200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1.0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2.8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3" text:anchor-type="as-char" svg:width="0.265cm" svg:height="0.265cm" draw:z-index="1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4084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12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1.6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3.4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4" text:anchor-type="as-char" svg:width="0.265cm" svg:height="0.265cm" draw:z-index="1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3148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2.3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4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5" text:anchor-type="as-char" svg:width="0.265cm" svg:height="0.265cm" draw:z-index="1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1517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2.93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4.73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6" text:anchor-type="as-char" svg:width="0.265cm" svg:height="0.265cm" draw:z-index="1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1167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6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3.53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5.33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7" text:anchor-type="as-char" svg:width="0.265cm" svg:height="0.265cm" draw:z-index="1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262860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4.17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5.97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8" text:anchor-type="as-char" svg:width="0.265cm" svg:height="0.265cm" draw:z-index="1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9918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200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4.77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6.57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9" text:anchor-type="as-char" svg:width="0.265cm" svg:height="0.265cm" draw:z-index="1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8930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5.4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7.2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0" text:anchor-type="as-char" svg:width="0.265cm" svg:height="0.265cm" draw:z-index="1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7981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10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6.0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7.8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1" text:anchor-type="as-char" svg:width="0.265cm" svg:height="0.265cm" draw:z-index="2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6997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6.6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8.4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2" text:anchor-type="as-char" svg:width="0.265cm" svg:height="0.265cm" draw:z-index="2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6135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7.2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9.0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3" text:anchor-type="as-char" svg:width="0.265cm" svg:height="0.265cm" draw:z-index="2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ext:soft-page-break/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4941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4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7.8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9.6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4" text:anchor-type="as-char" svg:width="0.265cm" svg:height="0.265cm" draw:z-index="2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4062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1999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8.4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0.2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5" text:anchor-type="as-char" svg:width="0.265cm" svg:height="0.265cm" draw:z-index="2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2745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2.50</text:span></text:span></text:p>
          </table:table-cell>
          <table:table-cell table:style-name="Tabla1.A1" office:value-type="string">
            <text:p text:style-name="P3"><text:span text:style-name="Strong_20_Emphasis"><text:span text:style-name="T3">73.2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5.7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6" text:anchor-type="as-char" svg:width="0.265cm" svg:height="0.265cm" draw:z-index="2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1571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10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69.7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1.5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7" text:anchor-type="as-char" svg:width="0.265cm" svg:height="0.265cm" draw:z-index="2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1099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0.3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2.1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8" text:anchor-type="as-char" svg:width="0.265cm" svg:height="0.265cm" draw:z-index="2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9550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0.96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2.76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9" text:anchor-type="as-char" svg:width="0.265cm" svg:height="0.265cm" draw:z-index="2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9154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1.5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3.3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0" text:anchor-type="as-char" svg:width="0.265cm" svg:height="0.265cm" draw:z-index="2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7482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199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2.1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3.9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1" text:anchor-type="as-char" svg:width="0.265cm" svg:height="0.265cm" draw:z-index="3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7138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2.8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4.6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2" text:anchor-type="as-char" svg:width="0.265cm" svg:height="0.265cm" draw:z-index="3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5938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3.43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5.23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3" text:anchor-type="as-char" svg:width="0.265cm" svg:height="0.265cm" draw:z-index="3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4466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8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4.04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5.84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4" text:anchor-type="as-char" svg:width="0.265cm" svg:height="0.265cm" draw:z-index="3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4080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6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4.67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6.47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5" text:anchor-type="as-char" svg:width="0.265cm" svg:height="0.265cm" draw:z-index="3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2661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5.2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7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6" text:anchor-type="as-char" svg:width="0.265cm" svg:height="0.265cm" draw:z-index="3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255742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2/199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1.80</text:span></text:span></text:p>
          </table:table-cell>
          <table:table-cell table:style-name="Tabla1.A1" office:value-type="string">
            <text:p text:style-name="P3"><text:span text:style-name="Strong_20_Emphasis"><text:span text:style-name="T3">75.8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87.6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7" text:anchor-type="as-char" svg:width="0.265cm" svg:height="0.265cm" draw:z-index="3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4S</meta:editing-duration>
    <meta:editing-cycles>3</meta:editing-cycles>
    <meta:generator>OpenOffice/4.0.0$Win32 OpenOffice.org_project/400m3$Build-9702</meta:generator>
    <dc:date>2017-08-02T08:50:20.73</dc:date>
    <meta:document-statistic meta:table-count="1" meta:image-count="37" meta:object-count="0" meta:page-count="2" meta:paragraph-count="445" meta:word-count="484" meta:character-count="3284"/>
    <dc:creator>mscb mscb</dc:creator>
    <meta:user-defined meta:name="Info 1"/>
    <meta:user-defined meta:name="Info 2"/>
    <meta:user-defined meta:name="Info 3"/>
    <meta:user-defined meta:name="Info 4"/>
  </office:meta>
</office:document-meta>
</file>